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3229in" style:rel-column-width="59819*"/>
    </style:style>
    <style:style style:name="Table10.B" style:family="table-column">
      <style:table-column-properties style:column-width="0.6042in" style:rel-column-width="5716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6056in" style:rel-column-width="15189*"/>
    </style:style>
    <style:style style:name="Table4.B" style:family="table-column">
      <style:table-column-properties style:column-width="4.2639in" style:rel-column-width="40339*"/>
    </style:style>
    <style:style style:name="Table4.C" style:family="table-column">
      <style:table-column-properties style:column-width="1.0576in" style:rel-column-width="10007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16" style:family="table">
      <style:table-properties style:width="5.7701in" fo:margin-left="0.6326in" fo:margin-right="-0.0007in" table:align="margins"/>
    </style:style>
    <style:style style:name="Table16.A" style:family="table-column">
      <style:table-column-properties style:column-width="0.3354in" style:rel-column-width="3809*"/>
    </style:style>
    <style:style style:name="Table16.B" style:family="table-column">
      <style:table-column-properties style:column-width="1.0688in" style:rel-column-width="12138*"/>
    </style:style>
    <style:style style:name="Table16.C" style:family="table-column">
      <style:table-column-properties style:column-width="4.366in" style:rel-column-width="49588*"/>
    </style:style>
    <style:style style:name="Table16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6.4792in" style:rel-column-width="61297*"/>
    </style:style>
    <style:style style:name="Table14.B" style:family="table-column">
      <style:table-column-properties style:column-width="0.4479in" style:rel-column-width="4238*"/>
    </style:style>
    <style:style style:name="Table14.A1" style:family="table-cell">
      <style:table-cell-properties fo:padding="0.0382in" fo:border="none"/>
    </style:style>
    <style:style style:name="Table17" style:family="table">
      <style:table-properties style:width="5.7604in" table:align="right"/>
    </style:style>
    <style:style style:name="Table17.A" style:family="table-column">
      <style:table-column-properties style:column-width="0.3264in"/>
    </style:style>
    <style:style style:name="Table17.B" style:family="table-column">
      <style:table-column-properties style:column-width="1.0778in"/>
    </style:style>
    <style:style style:name="Table17.C" style:family="table-column">
      <style:table-column-properties style:column-width="4.3563in"/>
    </style:style>
    <style:style style:name="Table17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1" style:family="table-row">
      <style:table-row-properties style:min-row-height="1.8021in"/>
    </style:style>
    <style:style style:name="Table8.A1" style:family="table-cell">
      <style:table-cell-properties fo:padding="0.0382in" fo:border="none"/>
    </style:style>
    <style:style style:name="Table11" style:family="table">
      <style:table-properties style:width="3.0028in" fo:margin-left="0.375in" fo:margin-right="0.0076in" table:align="margins"/>
    </style:style>
    <style:style style:name="Table11.A" style:family="table-column">
      <style:table-column-properties style:column-width="0.2576in" style:rel-column-width="5622*"/>
    </style:style>
    <style:style style:name="Table11.B" style:family="table-column">
      <style:table-column-properties style:column-width="2.7451in" style:rel-column-width="59913*"/>
    </style:style>
    <style:style style:name="Table11.A1" style:family="table-cell" style:data-style-name="N0">
      <style:table-cell-properties fo:padding="0.0382in" fo:border="none"/>
    </style:style>
    <style:style style:name="Table11.B1" style:family="table-cell">
      <style:table-cell-properties fo:padding="0.0382in" fo:border="none"/>
    </style:style>
    <style:style style:name="Table7" style:family="table">
      <style:table-properties style:width="1.1396in" fo:margin-left="0.3632in" fo:margin-right="1.8826in" table:align="margins"/>
    </style:style>
    <style:style style:name="Table7.A" style:family="table-column">
      <style:table-column-properties style:column-width="1.1396in" style:rel-column-width="65535*"/>
    </style:style>
    <style:style style:name="Table7.A1" style:family="table-cell">
      <style:table-cell-properties fo:padding="0.0382in" fo:border="none"/>
    </style:style>
    <style:style style:name="Table15" style:family="table">
      <style:table-properties style:width="3.0146in" fo:margin-left="0.3632in" fo:margin-right="0.0076in" table:align="margins"/>
    </style:style>
    <style:style style:name="Table15.A" style:family="table-column">
      <style:table-column-properties style:column-width="0.2819in" style:rel-column-width="6129*"/>
    </style:style>
    <style:style style:name="Table15.B" style:family="table-column">
      <style:table-column-properties style:column-width="2.7326in" style:rel-column-width="59406*"/>
    </style:style>
    <style:style style:name="Table15.A1" style:family="table-cell" style:data-style-name="N0">
      <style:table-cell-properties fo:padding="0.0382in" fo:border="none"/>
    </style:style>
    <style:style style:name="Table15.B1" style:family="table-cell">
      <style:table-cell-properties fo:padding="0.0382in" fo:border="none"/>
    </style:style>
    <style:style style:name="Table6" style:family="table">
      <style:table-properties style:width="2.8431in" fo:margin-left="0.541in" fo:margin-right="0.0028in" table:align="margins"/>
    </style:style>
    <style:style style:name="Table6.A" style:family="table-column">
      <style:table-column-properties style:column-width="0.3063in" style:rel-column-width="7059*"/>
    </style:style>
    <style:style style:name="Table6.B" style:family="table-column">
      <style:table-column-properties style:column-width="2.5368in" style:rel-column-width="58476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9" style:family="table">
      <style:table-properties style:width="3.1007in" fo:margin-left="0.2833in" fo:margin-right="0.0028in" table:align="margins"/>
    </style:style>
    <style:style style:name="Table9.A" style:family="table-column">
      <style:table-column-properties style:column-width="0.2208in" style:rel-column-width="4667*"/>
    </style:style>
    <style:style style:name="Table9.B" style:family="table-column">
      <style:table-column-properties style:column-width="2.8799in" style:rel-column-width="60868*"/>
    </style:style>
    <style:style style:name="Table9.A1" style:family="table-cell" style:data-style-name="N0">
      <style:table-cell-properties fo:padding="0.0382in" fo:border="none"/>
    </style:style>
    <style:style style:name="Table9.B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{Kejaksaan}</text:p>
          </table:table-cell>
          <table:table-cell table:style-name="Table10.B1" office:value-type="string">
            <text:p text:style-name="P13">BA-18</text:p>
          </table:table-cell>
        </table:table-row>
      </table:table>
      <text:p text:style-name="P18">“UNTUK KEADILAN”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0">BERITA ACARA PENERIMAAN DAN PENELITIAN</text:p>
            <text:p text:style-name="P19"><text:s/>BENDA SITAAN BARANG BUKTI</text:p>
          </table:table-cell>
          <table:table-cell table:style-name="Table4.A1" office:value-type="string">
            <text:p text:style-name="P8"/>
          </table:table-cell>
        </table:table-row>
      </table:table>
      <text:p text:style-name="P17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--------<text:span text:style-name="T1">Pada hari ini {hari} tanggal {tgl_pembuatan} bertempat di {tempat} kami : <text:s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[!-- BEGIN jaksaPenerima --]</text:p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row>
                <table:table-cell table:style-name="Table16.A1" office:value-type="string">
                  <text:p text:style-name="P7">{urutan}.</text:p>
                </table:table-cell>
                <table:table-cell table:style-name="Table16.A1" office:value-type="string">
                  <text:p text:style-name="P7">Nama <text:s text:c="10"/>:</text:p>
                </table:table-cell>
                <table:table-cell table:style-name="Table16.A1" office:value-type="string">
                  <text:p text:style-name="P7">{nama_pegawai}</text:p>
                </table:table-cell>
              </table:table-row>
              <table:table-row>
                <table:table-cell table:style-name="Table16.A1" office:value-type="string">
                  <text:p text:style-name="P7"/>
                </table:table-cell>
                <table:table-cell table:style-name="Table16.A1" office:value-type="string">
                  <text:p text:style-name="P7">Pangkat/NIP : </text:p>
                </table:table-cell>
                <table:table-cell table:style-name="Table16.A1" office:value-type="string">
                  <text:p text:style-name="P7">{pangkat_nip}</text:p>
                </table:table-cell>
              </table:table-row>
              <table:table-row>
                <table:table-cell table:style-name="Table16.A1" office:value-type="string">
                  <text:p text:style-name="P7"/>
                </table:table-cell>
                <table:table-cell table:style-name="Table16.A1" office:value-type="string">
                  <text:p text:style-name="P7">Jabatan <text:s text:c="8"/>:</text:p>
                </table:table-cell>
                <table:table-cell table:style-name="Table16.A1" office:value-type="string">
                  <text:p text:style-name="P7">{jabatan}</text:p>
                </table:table-cell>
              </table:table-row>
            </table:table>
            <text:p text:style-name="P7"><text:s text:c="2"/>[!-- END jaksaPenerima --]</text:p>
          </table:table-cell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Dengan disaksikan oleh :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[!-- BEGIN jaksaSaksi --]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row>
                <table:table-cell table:style-name="Table17.A1" office:value-type="string">
                  <text:p text:style-name="P7">{urutan}.</text:p>
                </table:table-cell>
                <table:table-cell table:style-name="Table17.A1" office:value-type="string">
                  <text:p text:style-name="P7">Nama <text:s text:c="10"/>:</text:p>
                </table:table-cell>
                <table:table-cell table:style-name="Table17.A1" office:value-type="string">
                  <text:p text:style-name="P7">{nama_pegawai}</text:p>
                </table:table-cell>
              </table:table-row>
              <table:table-row>
                <table:table-cell table:style-name="Table17.A1" office:value-type="string">
                  <text:p text:style-name="P7"/>
                </table:table-cell>
                <table:table-cell table:style-name="Table17.A1" office:value-type="string">
                  <text:p text:style-name="P7">Pangkat/NIP : </text:p>
                </table:table-cell>
                <table:table-cell table:style-name="Table17.A1" office:value-type="string">
                  <text:p text:style-name="P7">{pangkat_nip}</text:p>
                </table:table-cell>
              </table:table-row>
              <table:table-row>
                <table:table-cell table:style-name="Table17.A1" office:value-type="string">
                  <text:p text:style-name="P7"/>
                </table:table-cell>
                <table:table-cell table:style-name="Table17.A1" office:value-type="string">
                  <text:p text:style-name="P7">Jabatan <text:s text:c="8"/>:</text:p>
                </table:table-cell>
                <table:table-cell table:style-name="Table17.A1" office:value-type="string">
                  <text:p text:style-name="P7">{jabatan}</text:p>
                </table:table-cell>
              </table:table-row>
            </table:table>
            <text:p text:style-name="P21">[!-- END jaksaSaksi --]</text:p>
          </table:table-cell>
          <table:table-cell table:style-name="Table14.A1" office:value-type="string">
            <text:p text:style-name="Table_20_Contents"/>
          </table:table-cell>
        </table:table-row>
      </table:table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6">Berdasarkan Surat Perintah Kepala <text:span text:style-name="T2">{kejaksaan}</text:span> nomor {nomor} tanggal {tgl_dikeluarkan} telah menerima dan melakukan penelitian terhadap benda sitaan/barang bukti dalam perkara tersangka {tersangka} melanggar pasal {pasal} berupa {berupa} dan hasil penelitian kami, ternyata barang-barang tersebut sesuai/tidak sesuai dengan tercantum didalam daftar benda sitaan/barang bukti.</text:p>
          </table:table-cell>
        </table:table-row>
      </table:table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4">Kemudian barang-barang tersebut dimasukkan/disimpan di {disimpan_di} dan disegel dengan segel Kejaksaan dan dicatat pada Reg. Barang Bukti No. : {no_reg_bukti}</text:p>
          </table:table-cell>
        </table:table-row>
      </table:table>
      <text:p text:style-name="Standard"><text:s text:c="8"/><text:tab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6">-----------Demikian Berita Acara ini dibuat dengan sebenarnya atas kekuatan sumpah jabatan, kemudian ditutup dan ditanda tangani pada hari <text:s/>dan tanggal tersebut diatas. ----------------------------------------------------------------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float" office:value="2">
                  <text:p text:style-name="P11">2</text:p>
                </table:table-cell>
                <table:table-cell table:style-name="Table11.B1" office:value-type="string">
                  <text:p text:style-name="P11">Jaksa Penuntut Umum,</text:p>
                </table:table-cell>
              </table:table-row>
            </table:table>
            <text:p text:style-name="P9"/>
            <text:p text:style-name="P10"/>
            <text:p text:style-name="P10"/>
            <text:p text:style-name="P10"><text:s/></text:p>
            <text:p text:style-name="P9">( <text:s text:c="2"/>{penuntut_umum2} <text:s text:c="2"/>)</text:p>
            <text:p text:style-name="P9"><text:s/>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Saksi-saksi :</text:p>
                </table:table-cell>
              </table:table-row>
            </table:table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float" office:value="1">
                  <text:p text:style-name="P11">1</text:p>
                </table:table-cell>
                <table:table-cell table:style-name="Table15.B1" office:value-type="string">
                  <text:p text:style-name="P12"/>
                </table:table-cell>
              </table:table-row>
            </table:table>
            <text:p text:style-name="P11"/>
            <text:p text:style-name="P9"/>
            <text:p text:style-name="P9"/>
            <text:p text:style-name="P9"/>
            <text:p text:style-name="P9"><text:s text:c="4"/>({nama1})</text:p>
          </table:table-cell>
          <table:table-cell table:style-name="Table8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float" office:value="1">
                  <text:p text:style-name="P2">1</text:p>
                </table:table-cell>
                <table:table-cell table:style-name="Table6.B1" office:value-type="string">
                  <text:p text:style-name="P3">Jaksa Penuntut Umum,</text:p>
                </table:table-cell>
              </table:table-row>
            </table:table>
            <text:p text:style-name="P1"/>
            <text:p text:style-name="P1"/>
            <text:p text:style-name="P4"/>
            <text:p text:style-name="P4"/>
            <text:p text:style-name="P6">({penuntut_umum1})</text:p>
            <text:p text:style-name="P1"/>
            <text:p text:style-name="P1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float" office:value="2">
                  <text:p text:style-name="P2">2</text:p>
                </table:table-cell>
                <table:table-cell table:style-name="Table9.B1" office:value-type="string">
                  <text:p text:style-name="P5"/>
                </table:table-cell>
              </table:table-row>
            </table:table>
            <text:p text:style-name="P1"><text:s/></text:p>
            <text:p text:style-name="P1"/>
            <text:p text:style-name="P1"/>
            <text:p text:style-name="P1"/>
            <text:p text:style-name="P1"/>
            <text:p text:style-name="P1">({nama2})</text:p>
          </table:table-cell>
        </table:table-row>
      </table:table>
      <text:p text:style-name="P16"/>
      <text:p text:style-name="Standard"/>
      <text:p text:style-name="Standard"><text:tab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03:15.01</meta:creation-date>
    <dc:date>2015-11-24T10:12:24.26</dc:date>
    <meta:editing-duration>P1DT18H56M30S</meta:editing-duration>
    <meta:editing-cycles>135</meta:editing-cycles>
    <meta:generator>OpenOffice/4.1.1$Win32 OpenOffice.org_project/411m6$Build-9775</meta:generator>
    <dc:creator>nata sp</dc:creator>
    <meta:document-statistic meta:table-count="17" meta:image-count="0" meta:object-count="0" meta:page-count="1" meta:paragraph-count="45" meta:word-count="175" meta:character-count="1392"/>
  </office:meta>
</office:document-meta>
</file>